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" svg:font-family="ari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1e3502" officeooo:paragraph-rsid="001e3502" style:font-weight-asian="bold" style:font-weight-complex="bold"/>
    </style:style>
    <style:style style:name="P2" style:family="paragraph" style:parent-style-name="Standard">
      <style:text-properties fo:language="en" fo:country="US" officeooo:rsid="001e3502" officeooo:paragraph-rsid="001e3502"/>
    </style:style>
    <style:style style:name="P3" style:family="paragraph" style:parent-style-name="Text_20_body">
      <style:text-properties officeooo:paragraph-rsid="0037dc00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2f5957" officeooo:paragraph-rsid="002f5957"/>
    </style:style>
    <style:style style:name="P6" style:family="paragraph" style:parent-style-name="Text_20_body">
      <style:text-properties fo:language="en" fo:country="US" officeooo:rsid="002f5957" officeooo:paragraph-rsid="002fe50e"/>
    </style:style>
    <style:style style:name="P7" style:family="paragraph" style:parent-style-name="Text_20_body">
      <style:text-properties fo:language="en" fo:country="US" officeooo:rsid="002fe50e" officeooo:paragraph-rsid="002fe50e"/>
    </style:style>
    <style:style style:name="P8" style:family="paragraph" style:parent-style-name="Text_20_body">
      <style:text-properties fo:language="en" fo:country="US" officeooo:rsid="0030a168" officeooo:paragraph-rsid="0030a168"/>
    </style:style>
    <style:style style:name="P9" style:family="paragraph" style:parent-style-name="Text_20_body">
      <style:text-properties fo:language="en" fo:country="US" officeooo:rsid="00322d88" officeooo:paragraph-rsid="00322d88"/>
    </style:style>
    <style:style style:name="P10" style:family="paragraph" style:parent-style-name="Text_20_body">
      <style:text-properties fo:language="en" fo:country="US" officeooo:rsid="0033d032" officeooo:paragraph-rsid="0033d032"/>
    </style:style>
    <style:style style:name="P11" style:family="paragraph" style:parent-style-name="Text_20_body">
      <style:text-properties fo:language="en" fo:country="US" officeooo:rsid="002bdb5f" officeooo:paragraph-rsid="002bdb5f"/>
    </style:style>
    <style:style style:name="P12" style:family="paragraph" style:parent-style-name="Text_20_body">
      <style:text-properties fo:language="en" fo:country="US" officeooo:paragraph-rsid="00396c0e"/>
    </style:style>
    <style:style style:name="P13" style:family="paragraph" style:parent-style-name="Text_20_body">
      <style:text-properties fo:language="en" fo:country="US" officeooo:rsid="00396c0e" officeooo:paragraph-rsid="00396c0e"/>
    </style:style>
    <style:style style:name="P14" style:family="paragraph" style:parent-style-name="Text_20_body">
      <style:text-properties fo:language="en" fo:country="US" officeooo:rsid="003b3c5a" officeooo:paragraph-rsid="003b3c5a"/>
    </style:style>
    <style:style style:name="P15" style:family="paragraph" style:parent-style-name="Preformatted_20_Text">
      <style:text-properties fo:font-size="9pt" fo:language="en" fo:country="US" style:font-size-asian="9pt" style:font-size-complex="9pt"/>
    </style:style>
    <style:style style:name="P16" style:family="paragraph" style:parent-style-name="Preformatted_20_Text">
      <style:text-properties fo:font-size="9pt" fo:language="en" fo:country="US" officeooo:rsid="002f5957" officeooo:paragraph-rsid="002f5957" style:font-size-asian="9pt" style:font-size-complex="9pt"/>
    </style:style>
    <style:style style:name="P17" style:family="paragraph" style:parent-style-name="Preformatted_20_Text">
      <style:text-properties fo:font-size="9pt" fo:language="en" fo:country="US" officeooo:rsid="002fe50e" officeooo:paragraph-rsid="002fe50e" style:font-size-asian="9pt" style:font-size-complex="9pt"/>
    </style:style>
    <style:style style:name="P18" style:family="paragraph" style:parent-style-name="Preformatted_20_Text">
      <style:paragraph-properties fo:margin-top="0cm" fo:margin-bottom="0.499cm" loext:contextual-spacing="false"/>
      <style:text-properties fo:font-size="9pt" fo:language="en" fo:country="US" style:font-size-asian="9pt" style:font-size-complex="9pt"/>
    </style:style>
    <style:style style:name="P19" style:family="paragraph" style:parent-style-name="Text_20_body" style:list-style-name="L1">
      <style:text-properties officeooo:paragraph-rsid="00278436"/>
    </style:style>
    <style:style style:name="P20" style:family="paragraph" style:parent-style-name="Text_20_body" style:list-style-name="L1">
      <style:text-properties fo:language="en" fo:country="US" officeooo:paragraph-rsid="0023c2ac"/>
    </style:style>
    <style:style style:name="P21" style:family="paragraph" style:parent-style-name="Text_20_body" style:list-style-name="L1">
      <style:text-properties fo:language="en" fo:country="US" officeooo:paragraph-rsid="0023374e"/>
    </style:style>
    <style:style style:name="P22" style:family="paragraph" style:parent-style-name="Text_20_body" style:list-style-name="L1">
      <style:text-properties fo:language="en" fo:country="US" officeooo:rsid="0021eab2" officeooo:paragraph-rsid="0021eab2"/>
    </style:style>
    <style:style style:name="P23" style:family="paragraph" style:parent-style-name="Text_20_body" style:list-style-name="L1">
      <style:text-properties fo:language="en" fo:country="US" officeooo:rsid="0025bd40" officeooo:paragraph-rsid="0026b5d5"/>
    </style:style>
    <style:style style:name="P24" style:family="paragraph" style:parent-style-name="Text_20_body" style:list-style-name="L3">
      <style:text-properties fo:language="en" fo:country="US" officeooo:rsid="002f5957" officeooo:paragraph-rsid="002f5957"/>
    </style:style>
    <style:style style:name="P25" style:family="paragraph" style:parent-style-name="Text_20_body" style:list-style-name="L3">
      <style:text-properties fo:language="en" fo:country="US" officeooo:rsid="002fe50e" officeooo:paragraph-rsid="002fe50e"/>
    </style:style>
    <style:style style:name="P26" style:family="paragraph" style:parent-style-name="Text_20_body" style:list-style-name="L2">
      <style:text-properties officeooo:paragraph-rsid="002f5957"/>
    </style:style>
    <style:style style:name="P27" style:family="paragraph" style:parent-style-name="Text_20_body">
      <style:text-properties officeooo:paragraph-rsid="00402b68"/>
    </style:style>
    <style:style style:name="P28" style:family="paragraph" style:parent-style-name="Text_20_body" style:list-style-name="L6">
      <style:text-properties officeooo:paragraph-rsid="00402b68"/>
    </style:style>
    <style:style style:name="P29" style:family="paragraph" style:parent-style-name="Text_20_body" style:list-style-name="L6">
      <style:text-properties officeooo:paragraph-rsid="004220e2"/>
    </style:style>
    <style:style style:name="P30" style:family="paragraph" style:parent-style-name="Heading_20_1">
      <style:text-properties fo:language="en" fo:country="US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text-properties fo:language="en" fo:country="US" officeooo:rsid="00396c0e" officeooo:paragraph-rsid="00396c0e"/>
    </style:style>
    <style:style style:name="P33" style:family="paragraph" style:parent-style-name="Heading_20_2">
      <style:text-properties officeooo:paragraph-rsid="00402b6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1eab2"/>
    </style:style>
    <style:style style:name="T2" style:family="text">
      <style:text-properties officeooo:rsid="0023374e"/>
    </style:style>
    <style:style style:name="T3" style:family="text">
      <style:text-properties officeooo:rsid="0023c2ac"/>
    </style:style>
    <style:style style:name="T4" style:family="text">
      <style:text-properties officeooo:rsid="0026b5d5"/>
    </style:style>
    <style:style style:name="T5" style:family="text">
      <style:text-properties fo:font-size="10pt" fo:language="en" fo:country="US" style:text-underline-style="solid" style:text-underline-width="auto" style:text-underline-color="font-color" officeooo:rsid="0023374e" style:font-size-asian="10pt" style:font-size-complex="10pt"/>
    </style:style>
    <style:style style:name="T6" style:family="text">
      <style:text-properties fo:font-size="10pt" fo:language="en" fo:country="US" fo:font-style="normal" style:text-underline-style="solid" style:text-underline-width="auto" style:text-underline-color="font-color" officeooo:rsid="0023374e" style:font-size-asian="10pt" style:font-style-asian="normal" style:font-size-complex="10pt" style:font-style-complex="normal"/>
    </style:style>
    <style:style style:name="T7" style:family="text">
      <style:text-properties fo:font-size="10pt" officeooo:rsid="0021eab2" style:font-size-asian="10pt" style:font-size-complex="10pt"/>
    </style:style>
    <style:style style:name="T8" style:family="text">
      <style:text-properties officeooo:rsid="002fe50e"/>
    </style:style>
    <style:style style:name="T9" style:family="text">
      <style:text-properties officeooo:rsid="0030a168"/>
    </style:style>
    <style:style style:name="T10" style:family="text">
      <style:text-properties officeooo:rsid="003574be"/>
    </style:style>
    <style:style style:name="T11" style:family="text">
      <style:text-properties officeooo:rsid="0037dc00"/>
    </style:style>
    <style:style style:name="T12" style:family="text">
      <style:text-properties officeooo:rsid="003b3c5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37dc00"/>
    </style:style>
    <style:style style:name="T15" style:family="text">
      <style:text-properties fo:language="en" fo:country="US" officeooo:rsid="0021eab2"/>
    </style:style>
    <style:style style:name="T16" style:family="text">
      <style:text-properties fo:language="en" fo:country="US" officeooo:rsid="0023374e"/>
    </style:style>
    <style:style style:name="T17" style:family="text">
      <style:text-properties fo:language="en" fo:country="US" fo:font-style="italic" officeooo:rsid="0023374e" style:font-style-asian="italic" style:font-style-complex="italic"/>
    </style:style>
    <style:style style:name="T18" style:family="text">
      <style:text-properties fo:language="en" fo:country="US" fo:font-style="normal" officeooo:rsid="00293334" style:font-style-asian="normal" style:font-style-complex="normal"/>
    </style:style>
    <style:style style:name="T19" style:family="text">
      <style:text-properties fo:language="en" fo:country="US" officeooo:rsid="002e22cc"/>
    </style:style>
    <style:style style:name="T20" style:family="text">
      <style:text-properties fo:language="en" fo:country="US" officeooo:rsid="002f5957"/>
    </style:style>
    <style:style style:name="T21" style:family="text">
      <style:text-properties officeooo:rsid="003e65f6"/>
    </style:style>
    <style:style style:name="T22" style:family="text">
      <style:text-properties officeooo:rsid="00402b68"/>
    </style:style>
    <style:style style:name="T23" style:family="text">
      <style:text-properties fo:font-weight="bold"/>
    </style:style>
    <style:style style:name="T24" style:family="text">
      <style:text-properties fo:font-weight="bold" officeooo:rsid="00402b68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officeooo:rsid="00402b68"/>
    </style:style>
    <style:style style:name="T27" style:family="text">
      <style:text-properties style:font-name="Liberation Mono" officeooo:rsid="004220e2"/>
    </style:style>
    <style:style style:name="T28" style:family="text">
      <style:text-properties style:font-name="Liberation Mono" officeooo:rsid="00429f0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encoding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4"><text:a xlink:type="simple" xlink:href="#__RefHeading___Toc106_1402883222" text:style-name="Index_20_Link" text:visited-style-name="Index_20_Link">1. Basics: ASCII, ANSI, Codepages<text:tab/>1</text:a></text:p>
          <text:p text:style-name="P34"><text:a xlink:type="simple" xlink:href="#__RefHeading___Toc108_1402883222" text:style-name="Index_20_Link" text:visited-style-name="Index_20_Link">2. Unicode<text:tab/>2</text:a></text:p>
          <text:p text:style-name="P35"><text:a xlink:type="simple" xlink:href="#__RefHeading___Toc130_285159704" text:style-name="Index_20_Link" text:visited-style-name="Index_20_Link">2.1. UTF-32<text:tab/>2</text:a></text:p>
          <text:p text:style-name="P35"><text:a xlink:type="simple" xlink:href="#__RefHeading___Toc132_285159704" text:style-name="Index_20_Link" text:visited-style-name="Index_20_Link">2.2. UTF-16<text:tab/>3</text:a></text:p>
          <text:p text:style-name="P35"><text:a xlink:type="simple" xlink:href="#__RefHeading___Toc134_285159704" text:style-name="Index_20_Link" text:visited-style-name="Index_20_Link">2.3. UTF-8<text:tab/>3</text:a></text:p>
          <text:p text:style-name="P35"><text:a xlink:type="simple" xlink:href="#__RefHeading___Toc393_4164841803" text:style-name="Index_20_Link" text:visited-style-name="Index_20_Link">2.4. BOM (Byte Order Mark)<text:tab/>3</text:a></text:p>
          <text:p text:style-name="P34"><text:a xlink:type="simple" xlink:href="#__RefHeading___Toc136_285159704" text:style-name="Index_20_Link" text:visited-style-name="Index_20_Link">3. Operating Systems<text:tab/>3</text:a></text:p>
          <text:p text:style-name="P35"><text:a xlink:type="simple" xlink:href="#__RefHeading___Toc138_285159704" text:style-name="Index_20_Link" text:visited-style-name="Index_20_Link">3.1. Windows<text:tab/>3</text:a></text:p>
          <text:p text:style-name="P35"><text:a xlink:type="simple" xlink:href="#__RefHeading___Toc140_285159704" text:style-name="Index_20_Link" text:visited-style-name="Index_20_Link">3.2. Linux<text:tab/>3</text:a></text:p>
          <text:p text:style-name="P35"><text:a xlink:type="simple" xlink:href="#__RefHeading___Toc142_285159704" text:style-name="Index_20_Link" text:visited-style-name="Index_20_Link">3.3. MacOS<text:tab/>4</text:a></text:p>
          <text:p text:style-name="P34"><text:a xlink:type="simple" xlink:href="#__RefHeading___Toc110_1402883222" text:style-name="Index_20_Link" text:visited-style-name="Index_20_Link">4. Encoding in Lazarus<text:tab/>4</text:a></text:p>
          <text:p text:style-name="P35"><text:a xlink:type="simple" xlink:href="#__RefHeading___Toc112_1402883222" text:style-name="Index_20_Link" text:visited-style-name="Index_20_Link">4.1. Basics<text:tab/>4</text:a></text:p>
          <text:p text:style-name="P35"><text:a xlink:type="simple" xlink:href="#__RefHeading___Toc114_1402883222" text:style-name="Index_20_Link" text:visited-style-name="Index_20_Link">4.2. Units, functions<text:tab/>4</text:a></text:p>
          <text:p text:style-name="P34"><text:a xlink:type="simple" xlink:href="#__RefHeading___Toc116_1402883222" text:style-name="Index_20_Link" text:visited-style-name="Index_20_Link">5. Encoding in opsi-script<text:tab/>4</text:a></text:p>
          <text:p text:style-name="P35"><text:a xlink:type="simple" xlink:href="#__RefHeading___Toc144_285159704" text:style-name="Index_20_Link" text:visited-style-name="Index_20_Link">5.1. Basics<text:tab/>4</text:a></text:p>
        </text:index-body>
      </text:table-of-content>
      <text:p text:style-name="P2"/>
      <text:h text:style-name="P30" text:outline-level="1"><text:bookmark-start text:name="__RefHeading___Toc106_1402883222"/>Basics: ASCII, ANSI, Codepages<text:bookmark-end text:name="__RefHeading___Toc106_1402883222"/></text:h>
      <text:list xml:id="list3505992889" text:style-name="L1">
        <text:list-item>
          <text:p text:style-name="P20"><text:span text:style-name="T1">ASCII (American Standard Code for Information Interchange)<text:line-break/>'plain ascii' 7 Bit for 128 chars<text:line-break/>This will be found in 'all' newer extensions.<text:line-break/>This base is also (almost) ISO 646 and ANSI </text:span>X3.4-1986<text:span text:style-name="T1"><text:line-break/></text:span><text:a xlink:type="simple" xlink:href="https://de.wikipedia.org/wiki/American_Standard_Code_for_Information_Interchange" text:style-name="Internet_20_link" text:visited-style-name="Visited_20_Internet_20_Link"><text:span text:style-name="T7">https://de.wikipedia.org/wiki/American_Standard_Code_for_Information_Interchange</text:span></text:a></text:p>
        </text:list-item>
        <text:list-item>
          <text:p text:style-name="P22">DOS-Codepages<text:line-break/>8 Bit <text:line-break/>Lower 128 chars = ASCII, Upper 128 Chars according to selected Codepage:<text:line-break/>4<text:span text:style-name="T3">3</text:span>7 = US<text:line-break/>850 = Western Europe</text:p>
        </text:list-item>
        <text:list-item>
          <text:p text:style-name="P23">Windows Codepages<text:line-break/>Windows-1252 = CP1252<text:line-break/>CP1252 = <text:span text:style-name="T4">Western Europe <text:line-break/>CP1252 almost equal to ISO 8851-1 and also often called 'ANSI'</text:span></text:p>
        </text:list-item>
        <text:list-item>
          <text:p text:style-name="P21"><text:span text:style-name="T2">ISO (International Organization for Standardization)<text:line-break/>ISO 8859 is a group of standards:<text:line-break/>-1 <text:tab/>Latin-1, Westeuropäisch<text:line-break/>-2 <text:tab/>Latin-2, Mitteleuropäisch<text:line-break/>-3 <text:tab/>Latin-3, Südeuropäisch<text:line-break/>-4 <text:tab/>Latin-4, Nordeuropäisch<text:line-break/>-5 <text:tab/>Kyrillisch<text:line-break/>-6 <text:tab/>Arabisch<text:line-break/>-7 <text:tab/>Griechisch<text:line-break/>-8 <text:tab/>Hebräisch<text:line-break/>-9 <text:tab/>Latin-5, Türkisch<text:line-break/>-10 <text:tab/>Latin-6, Nordisch<text:line-break/>-11 <text:tab/>Thai<text:line-break/></text:span><text:soft-page-break/><text:span text:style-name="T2">-12 <text:tab/>(existiert nicht)<text:line-break/>-13 <text:tab/>Latin-7, Baltisch<text:line-break/>-14 <text:tab/>Latin-8, Keltisch<text:line-break/>-15 <text:tab/>Latin-9, Westeuropäisch<text:line-break/>-16 <text:tab/>Latin-10, Südosteuropäisch <text:line-break/>The first </text:span>256 <text:span text:style-name="T3">Chars</text:span> <text:span text:style-name="T3">of Latin-1 are also part of <text:s/>Unicode<text:line-break/>ISO 8859 is depricated and replaced by ISO UCS (Universal Coded Character Set) <text:line-break/>( UCS = Unicode = ISO 10646)<text:line-break/></text:span></text:p>
        </text:list-item>
        <text:list-item>
          <text:p text:style-name="P19"><text:span text:style-name="T15">ANSI</text:span><text:span text:style-name="T16"> (American National Standards Institute):<text:line-break/></text:span><text:a xlink:type="simple" xlink:href="https://stackoverflow.com/questions/701882/what-is-ansi-format" text:style-name="Internet_20_link" text:visited-style-name="Visited_20_Internet_20_Link"><text:span text:style-name="T5">https://stackoverflow.com/questions/701882/what-is-ansi-format</text:span></text:a><text:span text:style-name="T5"> :</text:span><text:span text:style-name="T16"><text:line-break/></text:span><text:span text:style-name="T17">ANSI encoding is a slightly generic term used to refer to the standard code page on a system, ( ... )The name "ANSI" is a misnomer, since it doesn't correspond to any actual ANSI standard, but the name has stuck.<text:line-break/></text:span><text:span text:style-name="T18">So what is an an ANSI-String ?</text:span><text:span text:style-name="T17"><text:line-break/></text:span><text:a xlink:type="simple" xlink:href="https://wiki.freepascal.org/Character_and_string_types#AnsiChar" text:style-name="Internet_20_link" text:visited-style-name="Visited_20_Internet_20_Link"><text:span text:style-name="T6">https://wiki.freepascal.org/Character_and_string_types#AnsiChar</text:span></text:a><text:span text:style-name="T18"> says:</text:span><text:span text:style-name="T17"><text:line-break/>A variable of type AnsiChar, also referred to as char, is exactly 1 byte in size, and contains one "ANSI" (local code page) character. </text:span></text:p>
        </text:list-item>
      </text:list>
      <text:h text:style-name="P30" text:outline-level="1"><text:bookmark-start text:name="__RefHeading___Toc108_1402883222"/>Unicode<text:bookmark-end text:name="__RefHeading___Toc108_1402883222"/></text:h>
      <text:list xml:id="list3061581029" text:style-name="L2">
        <text:list-item>
          <text:p text:style-name="P26"><text:span text:style-name="T19">Unicode is a base encoding standard, but not a encoding.<text:line-break/>Unicode and UCS and ISO 10646 are almost the same.<text:line-break/>The concrete use of the Unicode Standard is defined by:<text:line-break/>'</text:span><text:bookmark text:name="firstHeading"/><text:span text:style-name="T13">Unicode Transformation Format</text:span><text:span text:style-name="T20">' (UTF)<text:line-break/>Most common members are:<text:line-break/>UTF-32<text:line-break/>UTF-16<text:line-break/>UTF-8</text:span></text:p>
        </text:list-item>
      </text:list>
      <text:list xml:id="list1813276547" text:style-name="L3">
        <text:list-item>
          <text:p text:style-name="P24">UTF-32 and UTF-16 are has the Variants:<text:line-break/>Little Endian (UTF-16LE = UCS-16LE)<text:line-break/>Big Endian (UTF-16BE = UCS-16BE)</text:p>
        </text:list-item>
        <text:list-item>
          <text:p text:style-name="P25">The following examples come from:<text:line-break/><text:a xlink:type="simple" xlink:href="https://de.wikipedia.org/wiki/Unicode_Transformation_Format#Beispiele" text:style-name="Internet_20_link" text:visited-style-name="Visited_20_Internet_20_Link">https://de.wikipedia.org/wiki/Unicode_Transformation_Format#Beispiele</text:a></text:p>
        </text:list-item>
      </text:list>
      <text:h text:style-name="P31" text:outline-level="2"><text:bookmark-start text:name="__RefHeading___Toc130_285159704"/>UTF-32<text:bookmark-end text:name="__RefHeading___Toc130_285159704"/></text:h>
      <text:p text:style-name="P5">UTF-32 using a fixed le<text:span text:style-name="T8">ng</text:span>th of 4 Bytes per char.</text:p>
      <text:p text:style-name="P7">Example</text:p>
      <text:p text:style-name="P16">Veränderung (de)</text:p>
      <text:p text:style-name="P15">56 00 00 00|65 00 00 00|72 00 00 00|E4 00 00 00|6E 00 00 00|64 00 00 00 <text:s text:c="3"/>| UTF-32LE ↵</text:p>
      <text:p text:style-name="P15">00 00 00 56|00 00 00 65|00 00 00 72|00 00 00 E4|00 00 00 6E|00 00 00 64 <text:s text:c="3"/>| UTF-32BE ↵</text:p>
      <text:p text:style-name="P15">V <text:s text:c="9"/>|e <text:s text:c="9"/>|r <text:s text:c="9"/>|ä <text:s text:c="9"/>|n <text:s text:c="9"/>|d <text:s text:c="13"/>| Veränd <text:s/>↵</text:p>
      <text:p text:style-name="P15">65 00 00 00|72 00 00 00|75 00 00 00|6E 00 00 00|67 00 00 00 <text:s text:c="15"/>| UTF-32LE</text:p>
      <text:p text:style-name="P15">00 00 00 65|00 00 00 72|00 00 00 75|00 00 00 6E|00 00 00 67 <text:s text:c="15"/>| UTF-32BE</text:p>
      <text:p text:style-name="P18">e <text:s text:c="9"/>|r <text:s text:c="9"/>|u <text:s text:c="9"/>|n <text:s text:c="9"/>|g <text:s text:c="25"/>| erung</text:p>
      <text:p text:style-name="P5"/>
      <text:h text:style-name="P31" text:outline-level="2"><text:bookmark-start text:name="__RefHeading___Toc132_285159704"/><text:soft-page-break/>UTF-16<text:bookmark-end text:name="__RefHeading___Toc132_285159704"/></text:h>
      <text:p text:style-name="P6">UTF-<text:span text:style-name="T8">16</text:span> using a <text:span text:style-name="T8">minimum</text:span> le<text:span text:style-name="T8">n</text:span>gth of <text:span text:style-name="T8">2</text:span> Bytes per char<text:span text:style-name="T8"> up to 4 Bytes</text:span>.</text:p>
      <text:p text:style-name="P7">Example</text:p>
      <text:p text:style-name="P17">56 00|65 00|72 00|E4 00|6E 00|64 00|65 00|72 00|75 00|6E 00|67 00 <text:s text:c="9"/>| UTF-16LE</text:p>
      <text:p text:style-name="P15">00 56|00 65|00 72|00 E4|00 6E|00 64|00 65|00 72|00 75|00 6E|00 67 <text:s text:c="9"/>| UTF-16BE</text:p>
      <text:p text:style-name="P18">V <text:s text:c="3"/>|e <text:s text:c="3"/>|r <text:s text:c="3"/>|ä <text:s text:c="3"/>|n <text:s text:c="3"/>|d <text:s text:c="3"/>|e <text:s text:c="3"/>|r <text:s text:c="3"/>|u <text:s text:c="3"/>|n <text:s text:c="3"/>|g <text:s text:c="13"/>| Veränderung</text:p>
      <text:p text:style-name="P7">According to different sources,<text:line-break/>Windows Unicode seems to be som<text:span text:style-name="T22">e</text:span>thing like UTF-16LE</text:p>
      <text:h text:style-name="P31" text:outline-level="2"><text:bookmark-start text:name="__RefHeading___Toc134_285159704"/>UTF-8<text:bookmark-end text:name="__RefHeading___Toc134_285159704"/></text:h>
      <text:p text:style-name="P6">UTF-<text:span text:style-name="T8">8</text:span> using a <text:span text:style-name="T8">minimum</text:span> le<text:span text:style-name="T8">n</text:span>gth of <text:span text:style-name="T8">1</text:span> Bytes per char<text:span text:style-name="T8"> up to 4 Bytes</text:span>.</text:p>
      <text:p text:style-name="P7">Example</text:p>
      <text:p text:style-name="P17">56|65|72|C3 A4|6E|64|65|72|75|6E|67 <text:s text:c="39"/>| UTF-8</text:p>
      <text:p text:style-name="P18">V |e |r |ä <text:s text:c="3"/>|n |d |e |r |u |n |g <text:s text:c="40"/>| Veränderung</text:p>
      <text:h text:style-name="P33" text:outline-level="2"><text:bookmark-start text:name="__RefHeading___Toc393_4164841803"/><text:span text:style-name="T22">BOM (</text:span><text:span text:style-name="T23">Byte Order Mark</text:span><text:span text:style-name="T24">)</text:span><text:bookmark-end text:name="__RefHeading___Toc393_4164841803"/></text:h>
      <text:p text:style-name="P27">https://de.wikipedia.org/wiki/Byte_Order_Mark</text:p>
      <text:list xml:id="list2799582964" text:style-name="L6">
        <text:list-item>
          <text:p text:style-name="P28"><text:span text:style-name="T25">UTF-16</text:span><text:span text:style-name="T26">BE: </text:span><text:span text:style-name="Teletype"><text:span text:style-name="T26">FE FF</text:span></text:span><text:span text:style-name="Teletype"><text:span text:style-name="T27"><text:tab/><text:tab/></text:span></text:span><text:span text:style-name="Teletype"><text:span text:style-name="T26">(</text:span></text:span><text:span text:style-name="Teletype"><text:span text:style-name="T27">Names: UTF-16)</text:span></text:span></text:p>
        </text:list-item>
        <text:list-item>
          <text:p text:style-name="P29"><text:span text:style-name="Teletype"><text:span text:style-name="T26">UTF-16LE: FF FE</text:span></text:span><text:span text:style-name="Teletype"><text:span text:style-name="T27"><text:tab/><text:tab/></text:span></text:span><text:span text:style-name="Teletype"><text:span text:style-name="T26">(</text:span></text:span><text:span text:style-name="Teletype"><text:span text:style-name="T27">Names: x-UTF-16LE-BOM)</text:span></text:span></text:p>
        </text:list-item>
        <text:list-item>
          <text:p text:style-name="P29"><text:span text:style-name="Teletype"><text:span text:style-name="T26">UTF-32BE: 00 00 FE FF</text:span></text:span><text:span text:style-name="Teletype"><text:span text:style-name="T27"><text:tab/></text:span></text:span><text:span text:style-name="Teletype"><text:span text:style-name="T26">(</text:span></text:span><text:span text:style-name="Teletype"><text:span text:style-name="T27">Names: x-UTF-32BE-BOM)</text:span></text:span></text:p>
        </text:list-item>
        <text:list-item>
          <text:p text:style-name="P29"><text:span text:style-name="Teletype"><text:span text:style-name="T26">UTF-32LE: FF FE 00 00</text:span></text:span><text:span text:style-name="Teletype"><text:span text:style-name="T27"><text:tab/></text:span></text:span><text:span text:style-name="Teletype"><text:span text:style-name="T26">(</text:span></text:span><text:span text:style-name="Teletype"><text:span text:style-name="T27">Names: x-UTF-32LE-BOM)</text:span></text:span></text:p>
        </text:list-item>
        <text:list-item>
          <text:p text:style-name="P29"><text:span text:style-name="Teletype"><text:span text:style-name="T26">UTF-8: EF BB BF</text:span></text:span><text:span text:style-name="Teletype"><text:span text:style-name="T27"><text:tab/><text:tab/></text:span></text:span><text:span text:style-name="Teletype"><text:span text:style-name="T26">(</text:span></text:span><text:span text:style-name="Teletype"><text:span text:style-name="T27">Names: UTF-8Y)</text:span></text:span><text:span text:style-name="Teletype"><text:span text:style-name="T26"><text:line-break/></text:span></text:span><text:span text:style-name="Teletype"><text:span text:style-name="T28">UTF-8 </text:span></text:span><text:span text:style-name="Teletype"><text:span text:style-name="T27">BOM </text:span></text:span><text:span text:style-name="Teletype"><text:span text:style-name="T28">displayed as</text:span></text:span><text:span text:style-name="Teletype"><text:span text:style-name="T26"> ISO-8859-1</text:span></text:span><text:span text:style-name="Teletype"><text:span text:style-name="T28"> chars:</text:span></text:span><text:span text:style-name="Teletype"><text:span text:style-name="T26"> ï»¿</text:span></text:span></text:p>
        </text:list-item>
      </text:list>
      <text:h text:style-name="P30" text:outline-level="1"><text:bookmark-start text:name="__RefHeading___Toc136_285159704"/>Operating Systems<text:bookmark-end text:name="__RefHeading___Toc136_285159704"/></text:h>
      <text:h text:style-name="P31" text:outline-level="2"><text:bookmark-start text:name="__RefHeading___Toc138_285159704"/>Windows<text:bookmark-end text:name="__RefHeading___Toc138_285159704"/></text:h>
      <text:p text:style-name="P7">Windows uses internally Unicode (UTF-16LE) (since Win 2000).<text:line-break/>For reasons of backward compatibility<text:span text:style-name="T9"> most API functions exist in two variants:</text:span></text:p>
      <text:p text:style-name="P8">A (=Ansi) and W (= Wide). Example:</text:p>
      <text:p text:style-name="P8">CreateDirectoryA function (fileapi.h)</text:p>
      <text:p text:style-name="P8">CreateDirectory<text:span text:style-name="T21">W</text:span> function (fileapi.h)</text:p>
      <text:p text:style-name="P8">If you just call CreateDirectory in most cases you will call the A variant.</text:p>
      <text:p text:style-name="P9">In fact most of the Windows Software are still uses Ansi. So it is correct to say:<text:line-break/>On a German Windows the system encoding is CP-1252</text:p>
      <text:h text:style-name="P31" text:outline-level="2"><text:bookmark-start text:name="__RefHeading___Toc140_285159704"/>Linux<text:bookmark-end text:name="__RefHeading___Toc140_285159704"/></text:h>
      <text:p text:style-name="P9">Recent Versions of Linux uses UTF-8 as system encoding</text:p>
      <text:h text:style-name="P31" text:outline-level="2"><text:bookmark-start text:name="__RefHeading___Toc142_285159704"/><text:soft-page-break/>MacOS<text:bookmark-end text:name="__RefHeading___Toc142_285159704"/></text:h>
      <text:p text:style-name="P10">Seems to be <text:span text:style-name="T21">nowadays</text:span> UTF-8</text:p>
      <text:h text:style-name="P30" text:outline-level="1"><text:bookmark-start text:name="__RefHeading___Toc110_1402883222"/>Encoding in Lazarus<text:bookmark-end text:name="__RefHeading___Toc110_1402883222"/></text:h>
      <text:h text:style-name="P31" text:outline-level="2"><text:bookmark-start text:name="__RefHeading___Toc112_1402883222"/>Basics<text:bookmark-end text:name="__RefHeading___Toc112_1402883222"/></text:h>
      <text:p text:style-name="P4"><text:a xlink:type="simple" xlink:href="https://wiki.freepascal.org/Character_and_string_types" text:style-name="Internet_20_link" text:visited-style-name="Visited_20_Internet_20_Link">https://wiki.freepascal.org/Character_and_string_types</text:a><text:line-break/><text:span text:style-name="T21">There are two String types (short and Ansi).</text:span><text:line-break/><text:span text:style-name="T21">The defacto default for type String is Ansi</text:span></text:p>
      <text:p text:style-name="P11">Lazarus works (since Laz 1.6) internal with UTF8.</text:p>
      <text:p text:style-name="P11">So a String <text:span text:style-name="T21">variable can hold utf8 chars</text:span></text:p>
      <text:p text:style-name="P11"><text:a xlink:type="simple" xlink:href="https://wiki.freepascal.org/Unicode_Support_in_Lazarus" text:style-name="Internet_20_link" text:visited-style-name="Visited_20_Internet_20_Link">https://wiki.freepascal.org/Unicode_Support_in_Lazarus</text:a></text:p>
      <text:p text:style-name="P11"><text:a xlink:type="simple" xlink:href="https://wiki.freepascal.org/FPC_Unicode_support" text:style-name="Internet_20_link" text:visited-style-name="Visited_20_Internet_20_Link">https://wiki.freepascal.org/FPC_Unicode_support</text:a></text:p>
      <text:h text:style-name="P31" text:outline-level="2"><text:bookmark-start text:name="__RefHeading___Toc114_1402883222"/>Units, functions<text:bookmark-end text:name="__RefHeading___Toc114_1402883222"/></text:h>
      <text:p text:style-name="P3"><text:span text:style-name="T13"><text:s/>LConvEncoding<text:line-break/></text:span><text:a xlink:type="simple" xlink:href="https://lazarus-ccr.sourceforge.io/docs/lazutils/lconvencoding/index-5.html" text:style-name="Internet_20_link" text:visited-style-name="Visited_20_Internet_20_Link"><text:span text:style-name="T13">https://lazarus-ccr.sourceforge.io/docs/lazutils/lconvencoding/index-5.html</text:span></text:a><text:span text:style-name="T13"><text:line-break/></text:span><text:span text:style-name="T14">A lot of UFT-8 <text:s/>converting functions from / to CP* and ISO, ...</text:span></text:p>
      <text:p text:style-name="P4"><text:span text:style-name="T11">Package </text:span>LazUtils<text:span text:style-name="T11">:</text:span></text:p>
      <text:p text:style-name="Text_20_body"><text:span text:style-name="T14">Lazutf8</text:span><text:span text:style-name="T13"><text:line-break/></text:span><text:a xlink:type="simple" xlink:href="https://lazarus-ccr.sourceforge.io/docs/lazutils/lazutf8/index-5.html" text:style-name="Internet_20_link" text:visited-style-name="Visited_20_Internet_20_Link"><text:span text:style-name="T13">https://lazarus-ccr.sourceforge.io/docs/lazutils/lazutf8/index-5.html</text:span></text:a><text:span text:style-name="T13"><text:line-break/></text:span><text:span text:style-name="T14">Many UTF8 Functions including converting to / from UTF-16 <text:s/>and Unicode</text:span></text:p>
      <text:p text:style-name="P12">lazutf16<text:line-break/><text:a xlink:type="simple" xlink:href="https://lazarus-ccr.sourceforge.io/docs/lazutils/lazutf16/index-5.html" text:style-name="Internet_20_link" text:visited-style-name="Visited_20_Internet_20_Link">https://lazarus-ccr.sourceforge.io/docs/lazutils/lazutf16/index-5.html</text:a></text:p>
      <text:p text:style-name="P12">lazunicode<text:line-break/><text:a xlink:type="simple" xlink:href="https://lazarus-ccr.sourceforge.io/docs/lazutils/lazunicode/index-5.html" text:style-name="Internet_20_link" text:visited-style-name="Visited_20_Internet_20_Link">https://lazarus-ccr.sourceforge.io/docs/lazutils/lazunicode/index-5.html</text:a></text:p>
      <text:h text:style-name="P30" text:outline-level="1"><text:bookmark-start text:name="__RefHeading___Toc116_1402883222"/><text:span text:style-name="T10">Encoding</text:span> in opsi-script<text:bookmark-end text:name="__RefHeading___Toc116_1402883222"/></text:h>
      <text:h text:style-name="P32" text:outline-level="2"><text:bookmark-start text:name="__RefHeading___Toc144_285159704"/>Basics<text:bookmark-end text:name="__RefHeading___Toc144_285159704"/></text:h>
      <text:p text:style-name="P13">Internally we use UTF-8.</text:p>
      <text:p text:style-name="P13">We communicate with the opsi-webservice via UTF-8</text:p>
      <text:p text:style-name="P13">We log in UTF-8. Warning: This is not always true because for example includetolog Statements can include content with different encoding<text:span text:style-name="T12">.</text:span></text:p>
      <text:p text:style-name="P13">We expect that files outside are encoded in Systemencoding (Win = CP1252 / Lin=UTF-8)<text:span text:style-name="T12">.<text:line-break/>In case of Windows this content will be convertet as on input with wincpToUtf8() and on output with Utf8ToWincp().</text:span></text:p>
      <text:p text:style-name="P13">This is also valid for *.opsiscript files. To use utf-8 *.opsiscript files, user 'encoding=utf8'</text:p>
      <text:p text:style-name="P14">If winapi functions are used, the wide variants should be preferred.</text:p>
      <text:p text:style-name="P14"><text:soft-page-break/>There are a lot of encoding function included to opsi-script.</text:p>
      <text:p text:style-name="P14">There are still a lot of functions that are not encoding aware.<text:line-break/>So for example we can't patch windows Unicode Ini-Files right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" svg:font-family="ari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tlef oertel</meta:initial-creator>
    <meta:creation-date>2020-12-09T16:40:47.663602063</meta:creation-date>
    <dc:date>2021-01-06T15:02:33.416349613</dc:date>
    <dc:creator>detlef oertel</dc:creator>
    <meta:editing-duration>PT52M1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5" meta:paragraph-count="91" meta:word-count="947" meta:character-count="6343" meta:non-whitespace-character-count="5187"/>
  </office:meta>
</office:document-meta>
</file>